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2ae" officeooo:paragraph-rsid="000282ae"/>
    </style:style>
    <style:style style:name="P2" style:family="paragraph" style:parent-style-name="Standard">
      <style:text-properties officeooo:rsid="00057aca" officeooo:paragraph-rsid="00057aca"/>
    </style:style>
    <style:style style:name="P3" style:family="paragraph" style:parent-style-name="Standard">
      <style:text-properties officeooo:rsid="0005fbe9" officeooo:paragraph-rsid="0005fbe9"/>
    </style:style>
    <style:style style:name="P4" style:family="paragraph" style:parent-style-name="Standard">
      <style:text-properties officeooo:rsid="0007c79e" officeooo:paragraph-rsid="0007c79e"/>
    </style:style>
    <style:style style:name="P5" style:family="paragraph" style:parent-style-name="Standard">
      <style:text-properties officeooo:rsid="00095f11" officeooo:paragraph-rsid="00095f11"/>
    </style:style>
    <style:style style:name="P6" style:family="paragraph" style:parent-style-name="Standard">
      <style:text-properties officeooo:rsid="000b2ee0" officeooo:paragraph-rsid="000b2ee0"/>
    </style:style>
    <style:style style:name="P7" style:family="paragraph" style:parent-style-name="Standard">
      <style:text-properties officeooo:rsid="000ca773" officeooo:paragraph-rsid="000ca773"/>
    </style:style>
    <style:style style:name="P8" style:family="paragraph" style:parent-style-name="Standard">
      <style:text-properties officeooo:rsid="000e4cc6" officeooo:paragraph-rsid="000e4cc6"/>
    </style:style>
    <style:style style:name="T1" style:family="text">
      <style:text-properties officeooo:rsid="0005fbe9"/>
    </style:style>
    <style:style style:name="T2" style:family="text">
      <style:text-properties officeooo:rsid="000b6656"/>
    </style:style>
    <style:style style:name="T3" style:family="text">
      <style:text-properties officeooo:rsid="000bdaa6"/>
    </style:style>
    <style:style style:name="T4" style:family="text">
      <style:text-properties officeooo:rsid="000e4c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ep Asia optionality open. <text:span text:style-name="T1">Avoid high way with no exit.</text:span></text:p>
      <text:p text:style-name="P2"/>
      <text:p text:style-name="P2">Taiwan, Hainan. </text:p>
      <text:p text:style-name="P2"/>
      <text:p text:style-name="P3">You need exit optionality from company and your money needs exit optionality. </text:p>
      <text:p text:style-name="P3"/>
      <text:p text:style-name="P4">You need to accumulate tax reporting history to be able to borrow $ to buy productive assets.</text:p>
      <text:p text:style-name="P4"/>
      <text:p text:style-name="P5">6.17.</text:p>
      <text:p text:style-name="P5"/>
      <text:p text:style-name="P7">Toronto:</text:p>
      <text:p text:style-name="P5">Money optionality: repayment of shareholder capital</text:p>
      <text:p text:style-name="P6">car optionality: <text:span text:style-name="T4">pay less than 10k on a car per year. </text:span></text:p>
      <text:p text:style-name="P6">apartment optionality: <text:span text:style-name="T3">book 1 month at a time to figure out what area is good. </text:span></text:p>
      <text:p text:style-name="P6"/>
      <text:p text:style-name="P6"/>
      <text:p text:style-name="P6"/>
      <text:p text:style-name="P8">Study trusts</text:p>
      <text:p text:style-name="P8">Alter ego trusts</text:p>
      <text:p text:style-name="P8">joint spouse trusts </text:p>
      <text:p text:style-name="P8"/>
      <text:p text:style-name="P4"/>
      <text:p text:style-name="P3"/>
      <text:p text:style-name="P3"/>
      <text:p text:style-name="P2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7:28:26.106488520</meta:creation-date>
    <dc:date>2019-06-17T21:35:07.135891911</dc:date>
    <meta:editing-duration>PT14H6M3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3" meta:character-count="488" meta:non-whitespace-character-count="412"/>
  </office:meta>
</office:document-meta>
</file>